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style:writing-mode="lr-tb"/>
      <style:text-properties officeooo:rsid="0001953c" officeooo:paragraph-rsid="0001953c"/>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break-before="auto" fo:break-after="auto" style:writing-mode="lr-tb"/>
      <style:text-properties officeooo:rsid="0001953c" officeooo:paragraph-rsid="0001953c"/>
    </style:style>
    <style:style style:name="T1" style:family="text">
      <style:text-properties fo:background-color="#ffff00" loext:char-shading-value="0"/>
    </style:style>
    <style:style style:name="T2" style:family="text">
      <style:text-properties fo:color="#1155cc" style:text-underline-style="solid" style:text-underline-width="auto" style:text-underline-color="font-color"/>
    </style:style>
    <style:style style:name="T3" style:family="text">
      <style:text-properties officeooo:rsid="00019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 Pests and Beneficial Species in Agricultural Production Systems</text:p>
      <text:p text:style-name="P1">Program Area Priority Code – A1112</text:p>
      <text:p text:style-name="P1">Program Area Priority Contacts – Dr. Mary Purcell-Miramontes, (202) 401-5168 or mpurcell@nifa.usda.gov and Dr. Jeffrey Steiner, (202) 734-1067 or jeffrey.steiner@nifa.usda.gov</text:p>
      <text:p text:style-name="P1">Letter of Intent not required for this Program Area Priority</text:p>
      <text:p text:style-name="P1">Application Deadline – July 21, 2016 (5:00 p.m. Eastern Time)</text:p>
      <text:p text:style-name="P1">Program Area Priority –</text:p>
      <text:p text:style-name="P1">The goal of this program area priority is to <text:span text:style-name="T1">elucidate the fundamental ecological, molecular, biological and/or chemical processes affecting the abundance and spread of plant-associated pests (insects, nematodes, pathogens and weeds) and healthy populations of beneficial species (pollinators and biological control agents) in agricultural production systems (including croplands, managed forests and rangelands); and to increase our understanding of multi-trophic interactions between plants, pests, and/or beneficial species</text:span>. Pollinators may include honey bees (Apis mellifera) and other managed bees, wild bees (both native and introduced species), butterflies and other pollinating insects, birds and bats. Studies involving invasive and newly emerging pests as well as established pest species are encouraged. This research is expected to lead to the development of novel, innovative and environmentally-sound ways to manage agriculturally-important pests and beneficial species.</text:p>
      <text:p text:style-name="P1"><text:span text:style-name="T1">Proposals must address one or more of the following priorities</text:span>:</text:p>
      <text:p text:style-name="P1">• Interactions of pests or beneficial species with plant compounds, genes or stressors (biological or environmental). <text:span text:style-name="T1">Environmental stressors include but are not limited to fluctuating weather patterns due to climate change</text:span>, pesticides or other toxins. <text:span text:style-name="T1">Biological stressors include other plant-associated pests or biological control agents</text:span>.</text:p>
      <text:p text:style-name="P1">• Effects of <text:span text:style-name="T1">communication</text:span>, attractants and/or defense signaling systems on pests or beneficial species.</text:p>
      <text:p text:style-name="P1"/>
      <text:p text:style-name="P1">a. <text:span text:style-name="T1">Field 7. Project Summary/Abstract</text:span> - PDF Attachment. Title the attachment as ‘Project Summary’ in the document header and save file as ‘ProjectSummary’.</text:p>
      <text:p text:style-name="P1">The summary should also include the relevance of the project to the goals of the Program Area Priorities in this RFA. See Part V., 4.7., of NIFA Grants.gov Application Guide for further instructions and a link to the required form. If relevant, applicants also must state in the last sentence of their application’s Project Summary section that the proposal is submitted in response to a specific commodity board topic.</text:p>
      <text:p text:style-name="P1"/>
      <text:p text:style-name="P4"/>
      <text:p text:style-name="P3"/>
      <text:p text:style-name="P3"/>
      <text:p text:style-name="P3">b. <text:span text:style-name="T1">Field 8. Project Narrative</text:span> - PDF Attachment. Title the attachment as ‘Project Narrative’ in the document header and save file as ‘ProjectNarrative’.</text:p>
      <text:p text:style-name="P1">For Standard, New Investigator, Coordinated Agricultural Project (CAP), Conference, Strengthening Standard, Strengthening CAP and Strengthening Conference Grant applications, the Project Narrative section may not exceed a total of <text:span text:style-name="T1">18 pages with 12-point font</text:span> and line spacing not exceeding six lines of text per vertical inch, including all figures and tables.</text:p>
      <text:p text:style-name="P1"><text:soft-page-break/>For Sabbatical, Equipment, and Seed Grant applications, the Project Narrative section may not exceed a total of 7 pages with 12-point font and line spacing not exceeding six lines of text per vertical inch, including all figures and tables.</text:p>
      <text:p text:style-name="P1">For <text:span text:style-name="T1">Exploratory Research Applications, the Project Narrative section may not exceed a total of 7 pages with 12-point font</text:span> and line spacing not exceeding six lines of text per vertical inch, including all figures and tables.</text:p>
      <text:p text:style-name="P1"/>
      <text:p text:style-name="P1">(1) Response to Previous Review (if applicable)</text:p>
      <text:p text:style-name="P1">This requirement only applies to Resubmitted Applications as described in Part II, B. The Project Narrative attachment should include two components: 1) a one-page response to the previous review (containing the previous proposal number in the first line) titled “Response to Previous Review” as the first page of the attachment and 2) the 7- or 18-page Project Narrative, as required (see Part IV, C. 3. b., above). The one-page “Response to Previous Review” does not count against the 7- or 18-page limit of the Project Narrative.</text:p>
      <text:p text:style-name="P1">(2) Project Narrative</text:p>
      <text:p text:style-name="P1"/>
      <text:p text:style-name="P3">(a) Introduction</text:p>
      <text:p text:style-name="P1"/>
      <text:p text:style-name="P4">Honey bee crisis</text:p>
      <text:p text:style-name="P4">Explain causes</text:p>
      <text:p text:style-name="P4">Monitoring - What variables? Images, Sound, Temperature, weight? - easy to install - noncontact</text:p>
      <text:p text:style-name="P4">Others not in widespread use (irish papers - b+wsn)</text:p>
      <text:p text:style-name="P4">Inexpensive, wireless, sensor network</text:p>
      <text:p text:style-name="P4">Objective: Develop “Bee monitoring network”</text:p>
      <text:p text:style-name="P4">Develop one station, then distribute among the florida beekeepers network</text:p>
      <text:p text:style-name="P3"/>
      <text:p text:style-name="P1">(b) Rationale and Significance</text:p>
      <text:p text:style-name="P1">1. Concisely present the rationale behind the proposed project;</text:p>
      <text:p text:style-name="P1">2. Describe the specific relationship of the project’s objectives to one of the Program Area Priorities. </text:p>
      <text:p text:style-name="P3"/>
      <text:p text:style-name="P1">3. The potential long-range improvement in and sustainability of U.S. agriculture and food systems should be shown clearly. These purposes are described under Purpose and Priorities in Part I, B. Any novel ideas or contributions that the proposed project offers should also be discussed in this section.</text:p>
      <text:p text:style-name="P3"/>
      <text:p text:style-name="P4">Pollinator health</text:p>
      <text:p text:style-name="P3"/>
      <text:p text:style-name="P1">(c) Approach</text:p>
      <text:p text:style-name="P1">1. A description of the activities proposed and the sequence in which the activities are to be performed;</text:p>
      <text:p text:style-name="P3"/>
      <text:p text:style-name="P4">Develop</text:p>
      <text:p text:style-name="P4"><text:tab/>integrate sensors, code</text:p>
      <text:p text:style-name="P4"><text:tab/>image processing routine for bee id and tracking</text:p>
      <text:p text:style-name="P4"><text:soft-page-break/><text:tab/>audio processing swarm id</text:p>
      <text:p text:style-name="P4"><text:tab/>develop datalogging format</text:p>
      <text:p text:style-name="P4"><text:tab/>3g - web integration</text:p>
      <text:p text:style-name="P3"><text:tab/><text:span text:style-name="T3">web interface</text:span></text:p>
      <text:p text:style-name="P3"><text:tab/><text:span text:style-name="T3">field test</text:span></text:p>
      <text:p text:style-name="P3"><text:tab/><text:span text:style-name="T3">fabricate more and distribute</text:span></text:p>
      <text:p text:style-name="P3"><text:tab/><text:span text:style-name="T3">field test</text:span></text:p>
      <text:p text:style-name="P3"/>
      <text:p text:style-name="P1">2. Methods to be used in carrying out the proposed project, including the feasibility of the methods;</text:p>
      <text:p text:style-name="P3"/>
      <text:p text:style-name="P3"><text:tab/><text:span text:style-name="T3">Raspbery pi</text:span></text:p>
      <text:p text:style-name="P3"><text:tab/><text:span text:style-name="T3">What sensors</text:span></text:p>
      <text:p text:style-name="P3"><text:tab/><text:span text:style-name="T3">CV techniques -motion, feature extraction, SVM, descriptors</text:span></text:p>
      <text:p text:style-name="P3"><text:tab/><text:span text:style-name="T3">3g shield</text:span></text:p>
      <text:p text:style-name="P3"><text:tab/><text:span text:style-name="T3">web api accuweather</text:span></text:p>
      <text:p text:style-name="P3"/>
      <text:p text:style-name="P1">3. Expected outcomes;</text:p>
      <text:p text:style-name="P3"/>
      <text:p text:style-name="P3"><text:tab/><text:span text:style-name="T3">Provide a way to track hive status state – nation – wide, online</text:span></text:p>
      <text:p text:style-name="P3"/>
      <text:p text:style-name="P1">4. Means by which results will be analyzed, assessed, or interpreted;</text:p>
      <text:p text:style-name="P3"/>
      <text:p text:style-name="P3"><text:tab/><text:span text:style-name="T3">First part</text:span></text:p>
      <text:p text:style-name="P3"><text:tab/><text:tab/><text:span text:style-name="T3">reliable data</text:span></text:p>
      <text:p text:style-name="P3"><text:tab/><text:tab/><text:span text:style-name="T3">swarm prediction</text:span></text:p>
      <text:p text:style-name="P3"><text:tab/><text:tab/><text:span text:style-name="T3">behavior/health monitor – correct?</text:span></text:p>
      <text:p text:style-name="P3"/>
      <text:p text:style-name="P1">5. How results or products will be used;</text:p>
      <text:p text:style-name="P3"/>
      <text:p text:style-name="P3"><text:tab/><text:span text:style-name="T3">Second</text:span></text:p>
      <text:p text:style-name="P3"><text:tab/><text:tab/><text:span text:style-name="T3">Farmers, researchers can access data for alerts wrt to hive health and epidiemiological research and </text:span></text:p>
      <text:p text:style-name="P3"/>
      <text:p text:style-name="P1">6. Pitfalls that may be encountered;</text:p>
      <text:p text:style-name="P3"/>
      <text:p text:style-name="P4">Durability</text:p>
      <text:p text:style-name="P4">Acceptance – ease of install</text:p>
      <text:p text:style-name="P4">Validity of CV</text:p>
      <text:p text:style-name="P4"/>
      <text:p text:style-name="P1">7. Limitations to proposed procedures;</text:p>
      <text:p text:style-name="P1">8. A full explanation of any materials, procedures, situations, or activities related to the project that may be hazardous to personnel, along with an outline or precautions to be exercised to avoid or mitigate the effects of such hazards; and</text:p>
      <text:p text:style-name="P3"/>
      <text:p text:style-name="P4">bees!</text:p>
      <text:p text:style-name="P1"><text:soft-page-break/>9. A timeline for attainment of objectives and for production of deliverables that includes annual milestones with specific, measurable outcomes.</text:p>
      <text:p text:style-name="P3"/>
      <text:p text:style-name="P4">1. Review of sensors, etc</text:p>
      <text:p text:style-name="P4">2. selection</text:p>
      <text:p text:style-name="P4">3. setup</text:p>
      <text:p text:style-name="P4">4. CV, audio algorithm with first data</text:p>
      <text:p text:style-name="P6">5. Web integration</text:p>
      <text:p text:style-name="P4">Fabricate more and distribute</text:p>
      <text:p text:style-name="P4">User test</text:p>
      <text:p text:style-name="P4"/>
      <text:p text:style-name="P1">Field 9. Bibliography &amp; References Cited – PDF Attachment. No Page Limit. Title the attachment as ‘Bibliography &amp; References Cited’ in the document header and save file as ‘BibliographyReferencesCited’.</text:p>
      <text:p text:style-name="P1">All work cited in the text should be referenced in this section of the application. All references must be complete; include titles and all co-authors; conform to an acceptable journal format; and be listed in alphabetical order using the last name of the first author or listed by number in the order of citation.</text:p>
      <text:p text:style-name="P1">d. Field 10. Facilities &amp; Other Resources – PDF Attachment. No Page Limit. Title the attachment as ‘Facilities &amp; Other Resources’ in the document header and save file as ‘FacilitiesOtherResources’.</text:p>
      <text:p text:style-name="P1">e. Field 11. Equipment – PDF Attachment. No Page Limit. Title the attachment as ‘Equipment’ in the document header and save file as ‘Equipment’.</text:p>
      <text:p text:style-name="P1">Describe available equipment. Items of nonexpendable equipment necessary to conduct and successfully complete the proposed project should be listed in Field C., of the R&amp;R Budget and described in the Budget Justification (see PART IV, C. 6., below).</text:p>
      <text:p text:style-name="P1">f. Field 12. Other Attachments</text:p>
      <text:p text:style-name="P1">The following instructions are in addition to those noted in Part V, 4.12, of the NIFA Grants.gov Application Guide.</text:p>
      <text:p text:style-name="P1">1) Key Personnel Roles – PDF Attachment. 2-Page Limit. Title the attachment as ‘Key Personnel’ and save file as ‘KeyPersonnel’.</text:p>
      <text:p text:style-name="P1">☼ For Integrated Grant Applications – state for key personnel an estimate of the percent of time devoted to research, education, and/or extension activities.</text:p>
      <text:p text:style-name="P1">2) Logic Model – PDF Attachment. Required for all Integrated Project applications. Encouraged for Research Projects. 2-Page Limit. Title the attachment as ‘Logic Model’ and save file as ‘LogicModel’.</text:p>
      <text:p text:style-name="P1"/>
      <text:p text:style-name="P1">Include the elements of a logic model detailing the activities, outputs, and outcomes of the proposed project. The logic model planning process is a tool that should be used to develop your project before writing your application. This information may be provided as a narrative or formatted into a logic model chart. More information and resources related to the logic model planning process are provided at <text:a xlink:type="simple" xlink:href="http://nifa.usda.gov/resource/integrated-programs-logic-model-planning-process" text:style-name="Internet_20_link" text:visited-style-name="Visited_20_Internet_20_Link">http</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nifa</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usda</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gov</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resource</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integrated</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programs</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logic</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model</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planning</text:a><text:a xlink:type="simple" xlink:href="http://nifa.usda.gov/resource/integrated-programs-logic-model-planning-process" text:style-name="Internet_20_link" text:visited-style-name="Visited_20_Internet_20_Link">-</text:a><text:a xlink:type="simple" xlink:href="http://nifa.usda.gov/resource/integrated-programs-logic-model-planning-process" text:style-name="Internet_20_link" text:visited-style-name="Visited_20_Internet_20_Link">process</text:a></text:p>
      <text:p text:style-name="P1"/>
      <text:p text:style-name="P1"><text:soft-page-break/>3) Management Plan – PDF Attachment. Required for Integrated Project Grants. Encouraged for Research Projects. 3-Page Limit. Title the attachment as ‘Management Plan’ and save file as ‘ManagementPlan’.</text:p>
      <text:p text:style-name="P1"/>
      <text:p text:style-name="P1">The plan is to be clearly articulated and include an organizational chart, administrative timeline, and a description of how the project will be governed, as well as a strategy to enhance coordination, collaboration, communication, and data sharing and reporting among members of the project team and stakeholder groups. The plan must also address how the project will be sustained beyond termination of an award.</text:p>
      <text:p text:style-name="P1">The management plan must also include an advisory group of principal stakeholders, partners, and professionals to assess and evaluate the quality, expected measurable outcomes, and potential impacts for the proposed research, education and/or extension. Please include rationale for their role, and how they will function effectively to support the goals and objectives of the project. The plan must demonstrate how partners and stakeholders contribute to project assessment on an annual basis.</text:p>
      <text:p text:style-name="P1">4) Data Management Plan (DMP) - PDF Attachment. Required for Research Project and Integrated Project Grants. 2-Page Limit. Title the attachment as ‘Data Management Plan’ and save file as ‘DataManagementPlan’.</text:p>
      <text:p text:style-name="P1">The DMP should clearly articulate how the project director (PD) and co-PDs plan to manage and disseminate data generated by the project. NIFA and reviewers will consider the DMP during the merit review process. NIFA is aware of the need to provide flexibility in assessing DMPs. The DMP must not exceed the two-page limit and should contain the following components depending on the type of research being conducted.</text:p>
      <text:p text:style-name="P1">a. Expected Data Type</text:p>
      <text:p text:style-name="P1">Describe the type of data (e.g. digital, non-digital) and how they will be generated (lab work, field work, surveys, etc.). Are these primary or metadata?</text:p>
      <text:p text:style-name="P1">b. Data Format</text:p>
      <text:p text:style-name="P1">For scientific data to be readily accessible and usable it is critical to use an appropriate community-recognized standard and machine readable formats when they exist. The data should preferentially be stored in recognized public databases appropriate for the type of research conducted. Regardless of the format used (notebook, samples, images, spreadsheet, etc.), that data set should contain enough information to allow independent investigators to understand, validate, and use the data.</text:p>
      <text:p text:style-name="P1">c. Data Storage and Preservation</text:p>
      <text:p text:style-name="P1">Scientific data should be stored in a safe environment with adequate measures taken for its long-term preservation. Applicants should describe plans for storing and preserving their data during and after the project and specify the data repositories, if they exist. They should outline strategies, tools, and contingency plans that will be used to avoid data loss, degradation, or damage.</text:p>
      <text:p text:style-name="P1"/>
      <text:p text:style-name="P1">d. Data Sharing and Public Access</text:p>
      <text:p text:style-name="P1">Describe your data access and sharing procedures during and after the grant. Provide any restrictions such as copyright, confidentiality, patent, appropriate credit, disclaimers, or conditions for use of the data by other parties.</text:p>
      <text:p text:style-name="P1"/>
      <text:p text:style-name="P1">e. Roles and Responsibilities</text:p>
      <text:p text:style-name="P1"><text:soft-page-break/>Who will ensure DMP implementation? This is particularly important for multi-investigator and multi-institutional projects. Provide a contingency plan in case key personnel leave the project. Also, what resources will be needed for the DMP? If funds are needed, have they been added to the budget request and budget narrative? Projects must budget sufficient resources to develop and implement the proposed DMP.</text:p>
      <text:p text:style-name="P1"/>
      <text:p text:style-name="P1">5) Documentation of Collaboration – PDF Attachment. No Page Limit. Title the attachment as ‘Documentation of Collaboration’ in the document header and save file as ‘Collaboration’.</text:p>
      <text:p text:style-name="P1">Evidence, e.g., letter(s) of support, should be provided that the collaborators involved have agreed to render services. The applicant also will be required to provide additional information on consultants and collaborators in the budget portion of the application.</text:p>
      <text:p text:style-name="P1"/>
      <text:p text:style-name="P1">6) Preprints – PDF Attachment. Limited to 2 preprints. Title the attachment as ‘Preprints’ in the document header and save file as ‘Preprints’.</text:p>
      <text:p text:style-name="P1">7) Minority-Serving Institution Documentation – PDF Attachment. Title the attachment as ‘Minorityinfo’ in the document header and save file as ‘Minorityin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meta:editing-cycles>
    <dc:date>2016-06-26T05:55:49.999794738</dc:date>
    <meta:editing-duration>PT11H33M12S</meta:editing-duration>
    <meta:document-statistic meta:table-count="0" meta:image-count="0" meta:object-count="0" meta:page-count="6" meta:paragraph-count="105" meta:word-count="1933" meta:character-count="13020" meta:non-whitespace-character-count="11147"/>
  </office:meta>
</office:document-meta>
</file>